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9669ee" style:font-size-asian="9pt" style:font-style-asian="normal" style:font-weight-asian="normal" style:font-name-complex="Ari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04898448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04898448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<text:soft-page-break/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table:number-rows-spanned="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9"><text:soft-page-break/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4898448">
          <table:covered-table-cell/>
          <table:table-cell table:style-name="Table6.B1" office:value-type="string">
            <text:p text:style-name="Table_20_Contents"/>
          </table:table-cell>
          <table:covered-table-cell/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11:26.376000000</dc:date>
    <meta:editing-duration>P1DT14H41M1S</meta:editing-duration>
    <meta:editing-cycles>878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